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G Book Rounded" svg:font-family="'AG Book Rounded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eezeSans" svg:font-family="BreezeSans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.9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BreezeSans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BreezeSans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Roboto"/>
    </style:style>
    <style:style style:name="P4" style:family="paragraph">
      <loext:graphic-properties draw:fill="none" draw:fill-color="#ffffff"/>
      <style:paragraph-properties fo:text-align="center"/>
      <style:text-properties style:font-name="Roboto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style:font-name="Roboto" fo:font-size="24pt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000000" style:font-name="BreezeSans" fo:font-size="24pt" fo:font-weight="bold" fo:background-color="transparent" style:font-size-asian="24pt" style:font-weight-asian="bold" style:font-size-complex="24pt" style:font-weight-complex="bold"/>
    </style:style>
    <style:style style:name="T4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cm" svg:height="3.2cm" svg:x="11.1cm" svg:y="6.4cm">
          <draw:text-box>
            <text:p text:style-name="P1"><text:span text:style-name="T1">G</text:span><text:span text:style-name="T2">ame</text:span><text:span text:style-name="T3"> Loop</text:span></text:p>
          </draw:text-box>
        </draw:frame>
        <draw:frame draw:style-name="gr2" draw:text-style-name="P4" xml:id="id2" draw:id="id2" draw:layer="layout" svg:width="4.6cm" svg:height="1cm" svg:x="12.6cm" svg:y="4.7cm">
          <draw:text-box>
            <text:p text:style-name="P3"><text:span text:style-name="T4">Handle Events</text:span></text:p>
          </draw:text-box>
        </draw:frame>
        <draw:frame draw:style-name="gr2" draw:text-style-name="P4" xml:id="id3" draw:id="id3" draw:layer="layout" svg:width="6.3cm" svg:height="1cm" svg:x="16.3cm" svg:y="9.6cm">
          <draw:text-box>
            <text:p text:style-name="P3"><text:span text:style-name="T4">Update Game State</text:span></text:p>
          </draw:text-box>
        </draw:frame>
        <draw:frame draw:style-name="gr2" draw:text-style-name="P4" xml:id="id1" draw:id="id1" draw:layer="layout" svg:width="4.2cm" svg:height="1cm" svg:x="8.3cm" svg:y="9.7cm">
          <draw:text-box>
            <text:p text:style-name="P3"><text:span text:style-name="T4">Draw Screen</text:span></text:p>
          </draw:text-box>
        </draw:frame>
        <draw:connector draw:style-name="gr3" draw:text-style-name="P5" draw:layer="layout" draw:type="curve" svg:x1="10.4cm" svg:y1="9.7cm" svg:x2="12.6cm" svg:y2="5.2cm" draw:start-shape="id1" draw:start-glue-point="0" draw:end-shape="id2" draw:end-glue-point="3" svg:d="M10400 9700c0-3000 733-4500 2200-4500" svg:viewBox="0 0 2201 4501">
          <text:p/>
        </draw:connector>
        <draw:connector draw:style-name="gr3" draw:text-style-name="P5" draw:layer="layout" draw:type="curve" svg:x1="17.2cm" svg:y1="5.2cm" svg:x2="19.45cm" svg:y2="9.6cm" draw:start-shape="id2" draw:start-glue-point="1" draw:end-shape="id3" svg:d="M17200 5200c1500 0 2250 1466 2250 4400" svg:viewBox="0 0 2251 4401">
          <text:p/>
        </draw:connector>
        <draw:connector draw:style-name="gr3" draw:text-style-name="P5" draw:layer="layout" draw:type="curve" svg:x1="19.45cm" svg:y1="10.6cm" svg:x2="10.4cm" svg:y2="10.7cm" draw:start-shape="id3" draw:start-glue-point="2" draw:end-shape="id1" draw:end-glue-point="2" svg:d="M19450 10600c0 900-9050 850-9050 100" svg:viewBox="0 0 9051 6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G Book Rounded" svg:font-family="'AG Book Rounded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eezeSans" svg:font-family="BreezeSans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8:57:46.824046155</meta:creation-date>
    <dc:date>2018-03-28T19:19:07.141919899</dc:date>
    <meta:editing-duration>PT29S</meta:editing-duration>
    <meta:editing-cycles>1</meta:editing-cycles>
    <meta:document-statistic meta:object-count="7"/>
    <meta:generator>LibreOffice/6.0.2.1$MacOSX_X86_64 LibreOffice_project/f7f06a8f319e4b62f9bc5095aa112a65d2f3ac89</meta:generator>
  </office:meta>
</office:document-meta>
</file>